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139.41pt" fo:break-before="auto" style:use-optimal-row-height="false"/>
    </style:style>
    <style:style style:name="ro22" style:family="table-row">
      <style:table-row-properties style:row-height="55.5pt" fo:break-before="auto" style:use-optimal-row-height="false"/>
    </style:style>
    <style:style style:name="ro23" style:family="table-row">
      <style:table-row-properties style:row-height="29.11pt" fo:break-before="auto" style:use-optimal-row-height="true"/>
    </style:style>
    <style:style style:name="ro24" style:family="table-row">
      <style:table-row-properties style:row-height="55.5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4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9" office:value-type="string" calcext:value-type="string">
            <text:p>TOPIC</text:p>
          </table:table-cell>
          <table:table-cell table:style-name="ce86" office:value-type="string" calcext:value-type="string">
            <text:p>SERVICE</text:p>
          </table:table-cell>
          <table:table-cell table:style-name="ce89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office:value-type="string" calcext:value-type="string">
            <text:p>Pass on 3 Dec 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/>
          <table:table-cell/>
        </table:table-row>
        <table:table-row table:style-name="ro18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1">
          <table:table-cell table:style-name="ce141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2">robot ip have to be </text:span></text:p>
            <text:p><text:span text:style-name="T13">Set when launching launch </text:span></text:p>
            <text:p><text:span text:style-name="T13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2">1. Open 3 terminal windows</text:span></text:p>
            <text:p><text:span text:style-name="T12">2. In one terminal run command: “roscore”</text:span></text:p>
            <text:p><text:span text:style-name="T14">3. In second terminal window, run command: roslaunch om_aiv_util test_roslaunch.launch  ip:=168.3.201.122 (ip address is unique to each robot)</text:span></text:p>
            <text:p><text:span text:style-name="T15">4. In third terminal windows, run command: rosrun om_aiv_navigation dock_action_client.py</text:span></text:p>
            <text:p><text:span text:style-name="T13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/>
          <table:table-cell office:value-type="string" calcext:value-type="string">
            <text:p>robot doesn’t drive into dock properly</text:p>
          </table:table-cell>
        </table:table-row>
        <table:table-row table:style-name="ro18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8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</table:table-row>
        <table:table-row table:style-name="ro18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</table:table-row>
        <table:table-row table:style-name="ro18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</table:table-row>
        <table:table-row table:style-name="ro18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</table:table-row>
        <table:table-row table:style-name="ro18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</table:table-row>
        <table:table-row table:style-name="ro18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</table:table-row>
        <table:table-row table:style-name="ro18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</table:table-row>
        <table:table-row table:style-name="ro18" table:number-rows-repeated="3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2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3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6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office:forms form:automatic-focus="false" form:apply-design-mode="false"/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13385826772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9:15:13.50579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5T15:17:07.805467071</dc:date>
    <meta:generator>LibreOffice/6.0.7.3$Linux_X86_64 LibreOffice_project/00m0$Build-3</meta:generator>
    <meta:editing-duration>P6DT20H40M4S</meta:editing-duration>
    <meta:editing-cycles>718</meta:editing-cycles>
    <meta:document-statistic meta:table-count="7" meta:cell-count="131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